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15.1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20.3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1" style:apply-style-name="Sem_20_título1" style:base-cell-address="Main.B3"/>
    </style:style>
    <style:style style:name="ce8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9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3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olution</text:p>
          </table:table-cell>
          <table:table-cell table:style-name="ce1" office:value-type="string" calcext:value-type="string" table:number-columns-spanned="9" table:number-rows-spanned="1">
            <text:p>Binary Representation</text:p>
          </table:table-cell>
          <table:covered-table-cell table:number-columns-repeated="8" table:style-name="ce2"/>
          <table:table-cell table:style-name="ce1" office:value-type="string" calcext:value-type="string" table:number-columns-spanned="3" table:number-rows-spanned="1">
            <text:p>Solution Evaluation</text:p>
          </table:table-cell>
          <table:covered-table-cell table:number-columns-repeated="2"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assists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denies</text:p>
          </table:table-cell>
          <table:table-cell table:style-name="ce2" office:value-type="string" calcext:value-type="string">
            <text:p>gpm</text:p>
          </table:table-cell>
          <table:table-cell table:style-name="ce2" office:value-type="string" calcext:value-type="string">
            <text:p>hd</text:p>
          </table:table-cell>
          <table:table-cell table:style-name="ce2" office:value-type="string" calcext:value-type="string">
            <text:p>hh</text:p>
          </table:table-cell>
          <table:table-cell table:style-name="ce2" office:value-type="string" calcext:value-type="string">
            <text:p>kills</text:p>
          </table:table-cell>
          <table:table-cell table:style-name="ce2" office:value-type="string" calcext:value-type="string">
            <text:p>lh</text:p>
          </table:table-cell>
          <table:table-cell table:style-name="ce2" office:value-type="string" calcext:value-type="string">
            <text:p>xpm</text:p>
          </table:table-cell>
          <table:table-cell table:style-name="ce2" office:value-type="string" calcext:value-type="string">
            <text:p>Fitness</text:p>
          </table:table-cell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Normed Fitness</text:p>
          </table:table-cell>
        </table:table-row>
        <table:table-row table:style-name="ro1">
          <table:table-cell office:value-type="string" calcext:value-type="string">
            <text:p>deaths,gpm,hh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6" office:value-type="float" office:value="0.189951" calcext:value-type="float">
            <text:p>0,189951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([.K3]-MIN([.$K$3:.$K$12]))/(MAX([.$K$3:.$K$12])-MIN([.$K$3:.$K$12]))" office:value-type="float" office:value="1" calcext:value-type="float">
            <text:p>1,000000</text:p>
          </table:table-cell>
        </table:table-row>
        <table:table-row table:style-name="ro1">
          <table:table-cell office:value-type="string" calcext:value-type="string">
            <text:p>deaths,hh,xpm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.187349" calcext:value-type="float">
            <text:p>0,187349</text:p>
          </table:table-cell>
          <table:table-cell table:style-name="ce6" office:value-type="float" office:value="3" calcext:value-type="float">
            <text:p>3</text:p>
          </table:table-cell>
          <table:table-cell table:style-name="ce9" table:formula="of:=([.K4]-MIN([.$K$3:.$K$12]))/(MAX([.$K$3:.$K$12])-MIN([.$K$3:.$K$12]))" office:value-type="float" office:value="0.966041084805931" calcext:value-type="float">
            <text:p>0,966041</text:p>
          </table:table-cell>
        </table:table-row>
        <table:table-row table:style-name="ro1">
          <table:table-cell office:value-type="string" calcext:value-type="string">
            <text:p>deaths,denies,hh,xpm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.170163" calcext:value-type="float">
            <text:p>0,170163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([.K5]-MIN([.$K$3:.$K$12]))/(MAX([.$K$3:.$K$12])-MIN([.$K$3:.$K$12]))" office:value-type="float" office:value="0.741745190676307" calcext:value-type="float">
            <text:p>0,741745</text:p>
          </table:table-cell>
        </table:table-row>
        <table:table-row table:style-name="ro1">
          <table:table-cell office:value-type="string" calcext:value-type="string">
            <text:p>assists,deaths,gpm,hh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6" office:value-type="float" office:value="0.150208" calcext:value-type="float">
            <text:p>0,150208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([.K6]-MIN([.$K$3:.$K$12]))/(MAX([.$K$3:.$K$12])-MIN([.$K$3:.$K$12]))" office:value-type="float" office:value="0.48131085066952" calcext:value-type="float">
            <text:p>0,481311</text:p>
          </table:table-cell>
        </table:table-row>
        <table:table-row table:style-name="ro1">
          <table:table-cell office:value-type="string" calcext:value-type="string">
            <text:p>deaths,denies,gpm,hh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6" office:value-type="float" office:value="0.149013" calcext:value-type="float">
            <text:p>0,149013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([.K7]-MIN([.$K$3:.$K$12]))/(MAX([.$K$3:.$K$12])-MIN([.$K$3:.$K$12]))" office:value-type="float" office:value="0.465714807757563" calcext:value-type="float">
            <text:p>0,465715</text:p>
          </table:table-cell>
        </table:table-row>
        <table:table-row table:style-name="ro1">
          <table:table-cell table:style-name="ce4" office:value-type="string" calcext:value-type="string">
            <text:p>assists,deaths,denies,gpm,hh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6" office:value-type="float" office:value="0.145158" calcext:value-type="float">
            <text:p>0,145158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formula="of:=([.K8]-MIN([.$K$3:.$K$12]))/(MAX([.$K$3:.$K$12])-MIN([.$K$3:.$K$12]))" office:value-type="float" office:value="0.415402886899324" calcext:value-type="float">
            <text:p>0,415403</text:p>
          </table:table-cell>
        </table:table-row>
        <table:table-row table:style-name="ro1">
          <table:table-cell office:value-type="string" calcext:value-type="string">
            <text:p>assists,deaths,hh,lh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130658" calcext:value-type="float">
            <text:p>0,130658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([.K9]-MIN([.$K$3:.$K$12]))/(MAX([.$K$3:.$K$12])-MIN([.$K$3:.$K$12]))" office:value-type="float" office:value="0.226162198846284" calcext:value-type="float">
            <text:p>0,226162</text:p>
          </table:table-cell>
        </table:table-row>
        <table:table-row table:style-name="ro1">
          <table:table-cell office:value-type="string" calcext:value-type="string">
            <text:p>deaths,denies,hh,kill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" office:value-type="float" office:value="0.119486" calcext:value-type="float">
            <text:p>0,119486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([.K10]-MIN([.$K$3:.$K$12]))/(MAX([.$K$3:.$K$12])-MIN([.$K$3:.$K$12]))" office:value-type="float" office:value="0.080355511471901" calcext:value-type="float">
            <text:p>0,080356</text:p>
          </table:table-cell>
        </table:table-row>
        <table:table-row table:style-name="ro1">
          <table:table-cell office:value-type="string" calcext:value-type="string">
            <text:p>assists,deaths,hh,xp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.119165" calcext:value-type="float">
            <text:p>0,119165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([.K11]-MIN([.$K$3:.$K$12]))/(MAX([.$K$3:.$K$12])-MIN([.$K$3:.$K$12]))" office:value-type="float" office:value="0.0761661141708647" calcext:value-type="float">
            <text:p>0,076166</text:p>
          </table:table-cell>
        </table:table-row>
        <table:table-row table:style-name="ro1">
          <table:table-cell office:value-type="string" calcext:value-type="string">
            <text:p>assists,deaths,denies,hh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6" office:value-type="float" office:value="0.113329" calcext:value-type="float">
            <text:p>0,113329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formula="of:=([.K12]-MIN([.$K$3:.$K$12]))/(MAX([.$K$3:.$K$12])-MIN([.$K$3:.$K$12]))" office:value-type="float" office:value="0" calcext:value-type="float">
            <text:p>0,000000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Attribute Evaluation</text:p>
          </table:table-cell>
          <table:table-cell table:style-name="ce8" table:formula="of:=[$'Auxiliary Calculations'.C14]*100" office:value-type="float" office:value="44.6610330421572" calcext:value-type="float">
            <text:p>44,661</text:p>
          </table:table-cell>
          <table:table-cell table:style-name="ce8" table:formula="of:=[$'Auxiliary Calculations'.D14]*100" office:value-type="float" office:value="100" calcext:value-type="float">
            <text:p>100,000</text:p>
          </table:table-cell>
          <table:table-cell table:style-name="ce8" table:formula="of:=[$'Auxiliary Calculations'.E14]*100" office:value-type="float" office:value="47.2810075416418" calcext:value-type="float">
            <text:p>47,281</text:p>
          </table:table-cell>
          <table:table-cell table:style-name="ce8" table:formula="of:=[$'Auxiliary Calculations'.F14]*100" office:value-type="float" office:value="43.0205903098041" calcext:value-type="float">
            <text:p>43,021</text:p>
          </table:table-cell>
          <table:table-cell table:style-name="ce8" table:formula="of:=[$'Auxiliary Calculations'.G14]*100" office:value-type="float" office:value="0" calcext:value-type="float">
            <text:p>0,000</text:p>
          </table:table-cell>
          <table:table-cell table:style-name="ce8" table:formula="of:=[$'Auxiliary Calculations'.H14]*100" office:value-type="float" office:value="100" calcext:value-type="float">
            <text:p>100,000</text:p>
          </table:table-cell>
          <table:table-cell table:style-name="ce8" table:formula="of:=[$'Auxiliary Calculations'.I14]*100" office:value-type="float" office:value="8.10360262601053" calcext:value-type="float">
            <text:p>8,104</text:p>
          </table:table-cell>
          <table:table-cell table:style-name="ce8" table:formula="of:=[$'Auxiliary Calculations'.J14]*100" office:value-type="float" office:value="8.86129347295318" calcext:value-type="float">
            <text:p>8,861</text:p>
          </table:table-cell>
          <table:table-cell table:style-name="ce8" table:formula="of:=[$'Auxiliary Calculations'.K14]*100" office:value-type="float" office:value="32.3284819054853" calcext:value-type="float">
            <text:p>32,32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Ranking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deaths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hh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denies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assists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gpm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xpm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lh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kill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hd</text:p>
          </table:table-cell>
          <table:table-cell table:number-columns-repeated="12"/>
        </table:table-row>
        <calcext:conditional-formats>
          <calcext:conditional-format calcext:target-range-address="Main.B3:Main.J12">
            <calcext:condition calcext:apply-style-name="Sem título1" calcext:value="=1" calcext:base-cell-address="Main.B3"/>
          </calcext:conditional-format>
        </calcext:conditional-formats>
      </table:table>
      <table:table table:name="Auxiliary Calculations" table:style-name="ta1">
        <table:table-column table:style-name="co6" table:default-cell-style-name="Default"/>
        <table:table-column table:style-name="co6" table:default-cell-style-name="ce12"/>
        <table:table-column table:style-name="co3" table:default-cell-style-name="ce12"/>
        <table:table-column table:style-name="co7" table:number-columns-repeated="8" table:default-cell-style-name="ce12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0" office:value-type="string" calcext:value-type="string">
            <text:p>Weights</text:p>
          </table:table-cell>
          <table:table-cell table:style-name="ce10" office:value-type="string" calcext:value-type="string">
            <text:p>assists</text:p>
          </table:table-cell>
          <table:table-cell table:style-name="ce10" office:value-type="string" calcext:value-type="string">
            <text:p>deaths</text:p>
          </table:table-cell>
          <table:table-cell table:style-name="ce10" office:value-type="string" calcext:value-type="string">
            <text:p>denies</text:p>
          </table:table-cell>
          <table:table-cell table:style-name="ce10" office:value-type="string" calcext:value-type="string">
            <text:p>gpm</text:p>
          </table:table-cell>
          <table:table-cell table:style-name="ce10" office:value-type="string" calcext:value-type="string">
            <text:p>hd</text:p>
          </table:table-cell>
          <table:table-cell table:style-name="ce10" office:value-type="string" calcext:value-type="string">
            <text:p>hh</text:p>
          </table:table-cell>
          <table:table-cell table:style-name="ce10" office:value-type="string" calcext:value-type="string">
            <text:p>kills</text:p>
          </table:table-cell>
          <table:table-cell table:style-name="ce10" office:value-type="string" calcext:value-type="string">
            <text:p>lh</text:p>
          </table:table-cell>
          <table:table-cell table:style-name="ce10" office:value-type="string" calcext:value-type="string">
            <text:p>xpm</text:p>
          </table:table-cell>
        </table:table-row>
        <table:table-row table:style-name="ro1">
          <table:table-cell/>
          <table:table-cell table:formula="of:=[$Main.K3]" office:value-type="float" office:value="0.189951" calcext:value-type="float">
            <text:p>0,189951</text:p>
          </table:table-cell>
          <table:table-cell table:formula="of:=[$Main.B3]*[.$B3]" office:value-type="float" office:value="0" calcext:value-type="float">
            <text:p>0,000000</text:p>
          </table:table-cell>
          <table:table-cell table:formula="of:=[$Main.C3]*[.$B3]" office:value-type="float" office:value="0.189951" calcext:value-type="float">
            <text:p>0,189951</text:p>
          </table:table-cell>
          <table:table-cell table:formula="of:=[$Main.D3]*[.$B3]" office:value-type="float" office:value="0" calcext:value-type="float">
            <text:p>0,000000</text:p>
          </table:table-cell>
          <table:table-cell table:formula="of:=[$Main.E3]*[.$B3]" office:value-type="float" office:value="0.189951" calcext:value-type="float">
            <text:p>0,189951</text:p>
          </table:table-cell>
          <table:table-cell table:formula="of:=[$Main.F3]*[.$B3]" office:value-type="float" office:value="0" calcext:value-type="float">
            <text:p>0,000000</text:p>
          </table:table-cell>
          <table:table-cell table:formula="of:=[$Main.G3]*[.$B3]" office:value-type="float" office:value="0.189951" calcext:value-type="float">
            <text:p>0,189951</text:p>
          </table:table-cell>
          <table:table-cell table:formula="of:=[$Main.H3]*[.$B3]" office:value-type="float" office:value="0" calcext:value-type="float">
            <text:p>0,000000</text:p>
          </table:table-cell>
          <table:table-cell table:formula="of:=[$Main.I3]*[.$B3]" office:value-type="float" office:value="0" calcext:value-type="float">
            <text:p>0,000000</text:p>
          </table:table-cell>
          <table:table-cell table:formula="of:=[$Main.J3]*[.$B3]" office:value-type="float" office:value="0" calcext:value-type="float">
            <text:p>0,000000</text:p>
          </table:table-cell>
        </table:table-row>
        <table:table-row table:style-name="ro1">
          <table:table-cell/>
          <table:table-cell table:formula="of:=[$Main.K4]" office:value-type="float" office:value="0.187349" calcext:value-type="float">
            <text:p>0,187349</text:p>
          </table:table-cell>
          <table:table-cell table:formula="of:=[$Main.B4]*[.$B4]" office:value-type="float" office:value="0" calcext:value-type="float">
            <text:p>0,000000</text:p>
          </table:table-cell>
          <table:table-cell table:formula="of:=[$Main.C4]*[.$B4]" office:value-type="float" office:value="0.187349" calcext:value-type="float">
            <text:p>0,187349</text:p>
          </table:table-cell>
          <table:table-cell table:formula="of:=[$Main.D4]*[.$B4]" office:value-type="float" office:value="0" calcext:value-type="float">
            <text:p>0,000000</text:p>
          </table:table-cell>
          <table:table-cell table:formula="of:=[$Main.E4]*[.$B4]" office:value-type="float" office:value="0" calcext:value-type="float">
            <text:p>0,000000</text:p>
          </table:table-cell>
          <table:table-cell table:formula="of:=[$Main.F4]*[.$B4]" office:value-type="float" office:value="0" calcext:value-type="float">
            <text:p>0,000000</text:p>
          </table:table-cell>
          <table:table-cell table:formula="of:=[$Main.G4]*[.$B4]" office:value-type="float" office:value="0.187349" calcext:value-type="float">
            <text:p>0,187349</text:p>
          </table:table-cell>
          <table:table-cell table:formula="of:=[$Main.H4]*[.$B4]" office:value-type="float" office:value="0" calcext:value-type="float">
            <text:p>0,000000</text:p>
          </table:table-cell>
          <table:table-cell table:formula="of:=[$Main.I4]*[.$B4]" office:value-type="float" office:value="0" calcext:value-type="float">
            <text:p>0,000000</text:p>
          </table:table-cell>
          <table:table-cell table:formula="of:=[$Main.J4]*[.$B4]" office:value-type="float" office:value="0.187349" calcext:value-type="float">
            <text:p>0,187349</text:p>
          </table:table-cell>
        </table:table-row>
        <table:table-row table:style-name="ro1">
          <table:table-cell/>
          <table:table-cell table:formula="of:=[$Main.K5]" office:value-type="float" office:value="0.170163" calcext:value-type="float">
            <text:p>0,170163</text:p>
          </table:table-cell>
          <table:table-cell table:formula="of:=[$Main.B5]*[.$B5]" office:value-type="float" office:value="0" calcext:value-type="float">
            <text:p>0,000000</text:p>
          </table:table-cell>
          <table:table-cell table:formula="of:=[$Main.C5]*[.$B5]" office:value-type="float" office:value="0.170163" calcext:value-type="float">
            <text:p>0,170163</text:p>
          </table:table-cell>
          <table:table-cell table:formula="of:=[$Main.D5]*[.$B5]" office:value-type="float" office:value="0.170163" calcext:value-type="float">
            <text:p>0,170163</text:p>
          </table:table-cell>
          <table:table-cell table:formula="of:=[$Main.E5]*[.$B5]" office:value-type="float" office:value="0" calcext:value-type="float">
            <text:p>0,000000</text:p>
          </table:table-cell>
          <table:table-cell table:formula="of:=[$Main.F5]*[.$B5]" office:value-type="float" office:value="0" calcext:value-type="float">
            <text:p>0,000000</text:p>
          </table:table-cell>
          <table:table-cell table:formula="of:=[$Main.G5]*[.$B5]" office:value-type="float" office:value="0.170163" calcext:value-type="float">
            <text:p>0,170163</text:p>
          </table:table-cell>
          <table:table-cell table:formula="of:=[$Main.H5]*[.$B5]" office:value-type="float" office:value="0" calcext:value-type="float">
            <text:p>0,000000</text:p>
          </table:table-cell>
          <table:table-cell table:formula="of:=[$Main.I5]*[.$B5]" office:value-type="float" office:value="0" calcext:value-type="float">
            <text:p>0,000000</text:p>
          </table:table-cell>
          <table:table-cell table:formula="of:=[$Main.J5]*[.$B5]" office:value-type="float" office:value="0.170163" calcext:value-type="float">
            <text:p>0,170163</text:p>
          </table:table-cell>
        </table:table-row>
        <table:table-row table:style-name="ro1">
          <table:table-cell/>
          <table:table-cell table:formula="of:=[$Main.K6]" office:value-type="float" office:value="0.150208" calcext:value-type="float">
            <text:p>0,150208</text:p>
          </table:table-cell>
          <table:table-cell table:formula="of:=[$Main.B6]*[.$B6]" office:value-type="float" office:value="0.150208" calcext:value-type="float">
            <text:p>0,150208</text:p>
          </table:table-cell>
          <table:table-cell table:formula="of:=[$Main.C6]*[.$B6]" office:value-type="float" office:value="0.150208" calcext:value-type="float">
            <text:p>0,150208</text:p>
          </table:table-cell>
          <table:table-cell table:formula="of:=[$Main.D6]*[.$B6]" office:value-type="float" office:value="0" calcext:value-type="float">
            <text:p>0,000000</text:p>
          </table:table-cell>
          <table:table-cell table:formula="of:=[$Main.E6]*[.$B6]" office:value-type="float" office:value="0.150208" calcext:value-type="float">
            <text:p>0,150208</text:p>
          </table:table-cell>
          <table:table-cell table:formula="of:=[$Main.F6]*[.$B6]" office:value-type="float" office:value="0" calcext:value-type="float">
            <text:p>0,000000</text:p>
          </table:table-cell>
          <table:table-cell table:formula="of:=[$Main.G6]*[.$B6]" office:value-type="float" office:value="0.150208" calcext:value-type="float">
            <text:p>0,150208</text:p>
          </table:table-cell>
          <table:table-cell table:formula="of:=[$Main.H6]*[.$B6]" office:value-type="float" office:value="0" calcext:value-type="float">
            <text:p>0,000000</text:p>
          </table:table-cell>
          <table:table-cell table:formula="of:=[$Main.I6]*[.$B6]" office:value-type="float" office:value="0" calcext:value-type="float">
            <text:p>0,000000</text:p>
          </table:table-cell>
          <table:table-cell table:formula="of:=[$Main.J6]*[.$B6]" office:value-type="float" office:value="0" calcext:value-type="float">
            <text:p>0,000000</text:p>
          </table:table-cell>
        </table:table-row>
        <table:table-row table:style-name="ro1">
          <table:table-cell/>
          <table:table-cell table:formula="of:=[$Main.K7]" office:value-type="float" office:value="0.149013" calcext:value-type="float">
            <text:p>0,149013</text:p>
          </table:table-cell>
          <table:table-cell table:formula="of:=[$Main.B7]*[.$B7]" office:value-type="float" office:value="0" calcext:value-type="float">
            <text:p>0,000000</text:p>
          </table:table-cell>
          <table:table-cell table:formula="of:=[$Main.C7]*[.$B7]" office:value-type="float" office:value="0.149013" calcext:value-type="float">
            <text:p>0,149013</text:p>
          </table:table-cell>
          <table:table-cell table:formula="of:=[$Main.D7]*[.$B7]" office:value-type="float" office:value="0.149013" calcext:value-type="float">
            <text:p>0,149013</text:p>
          </table:table-cell>
          <table:table-cell table:formula="of:=[$Main.E7]*[.$B7]" office:value-type="float" office:value="0.149013" calcext:value-type="float">
            <text:p>0,149013</text:p>
          </table:table-cell>
          <table:table-cell table:formula="of:=[$Main.F7]*[.$B7]" office:value-type="float" office:value="0" calcext:value-type="float">
            <text:p>0,000000</text:p>
          </table:table-cell>
          <table:table-cell table:formula="of:=[$Main.G7]*[.$B7]" office:value-type="float" office:value="0.149013" calcext:value-type="float">
            <text:p>0,149013</text:p>
          </table:table-cell>
          <table:table-cell table:formula="of:=[$Main.H7]*[.$B7]" office:value-type="float" office:value="0" calcext:value-type="float">
            <text:p>0,000000</text:p>
          </table:table-cell>
          <table:table-cell table:formula="of:=[$Main.I7]*[.$B7]" office:value-type="float" office:value="0" calcext:value-type="float">
            <text:p>0,000000</text:p>
          </table:table-cell>
          <table:table-cell table:formula="of:=[$Main.J7]*[.$B7]" office:value-type="float" office:value="0" calcext:value-type="float">
            <text:p>0,000000</text:p>
          </table:table-cell>
        </table:table-row>
        <table:table-row table:style-name="ro1">
          <table:table-cell/>
          <table:table-cell table:formula="of:=[$Main.K8]" office:value-type="float" office:value="0.145158" calcext:value-type="float">
            <text:p>0,145158</text:p>
          </table:table-cell>
          <table:table-cell table:formula="of:=[$Main.B8]*[.$B8]" office:value-type="float" office:value="0.145158" calcext:value-type="float">
            <text:p>0,145158</text:p>
          </table:table-cell>
          <table:table-cell table:formula="of:=[$Main.C8]*[.$B8]" office:value-type="float" office:value="0.145158" calcext:value-type="float">
            <text:p>0,145158</text:p>
          </table:table-cell>
          <table:table-cell table:formula="of:=[$Main.D8]*[.$B8]" office:value-type="float" office:value="0.145158" calcext:value-type="float">
            <text:p>0,145158</text:p>
          </table:table-cell>
          <table:table-cell table:formula="of:=[$Main.E8]*[.$B8]" office:value-type="float" office:value="0.145158" calcext:value-type="float">
            <text:p>0,145158</text:p>
          </table:table-cell>
          <table:table-cell table:formula="of:=[$Main.F8]*[.$B8]" office:value-type="float" office:value="0" calcext:value-type="float">
            <text:p>0,000000</text:p>
          </table:table-cell>
          <table:table-cell table:formula="of:=[$Main.G8]*[.$B8]" office:value-type="float" office:value="0.145158" calcext:value-type="float">
            <text:p>0,145158</text:p>
          </table:table-cell>
          <table:table-cell table:formula="of:=[$Main.H8]*[.$B8]" office:value-type="float" office:value="0" calcext:value-type="float">
            <text:p>0,000000</text:p>
          </table:table-cell>
          <table:table-cell table:formula="of:=[$Main.I8]*[.$B8]" office:value-type="float" office:value="0" calcext:value-type="float">
            <text:p>0,000000</text:p>
          </table:table-cell>
          <table:table-cell table:formula="of:=[$Main.J8]*[.$B8]" office:value-type="float" office:value="0" calcext:value-type="float">
            <text:p>0,000000</text:p>
          </table:table-cell>
        </table:table-row>
        <table:table-row table:style-name="ro1">
          <table:table-cell/>
          <table:table-cell table:formula="of:=[$Main.K9]" office:value-type="float" office:value="0.130658" calcext:value-type="float">
            <text:p>0,130658</text:p>
          </table:table-cell>
          <table:table-cell table:formula="of:=[$Main.B9]*[.$B9]" office:value-type="float" office:value="0.130658" calcext:value-type="float">
            <text:p>0,130658</text:p>
          </table:table-cell>
          <table:table-cell table:formula="of:=[$Main.C9]*[.$B9]" office:value-type="float" office:value="0.130658" calcext:value-type="float">
            <text:p>0,130658</text:p>
          </table:table-cell>
          <table:table-cell table:formula="of:=[$Main.D9]*[.$B9]" office:value-type="float" office:value="0" calcext:value-type="float">
            <text:p>0,000000</text:p>
          </table:table-cell>
          <table:table-cell table:formula="of:=[$Main.E9]*[.$B9]" office:value-type="float" office:value="0" calcext:value-type="float">
            <text:p>0,000000</text:p>
          </table:table-cell>
          <table:table-cell table:formula="of:=[$Main.F9]*[.$B9]" office:value-type="float" office:value="0" calcext:value-type="float">
            <text:p>0,000000</text:p>
          </table:table-cell>
          <table:table-cell table:formula="of:=[$Main.G9]*[.$B9]" office:value-type="float" office:value="0.130658" calcext:value-type="float">
            <text:p>0,130658</text:p>
          </table:table-cell>
          <table:table-cell table:formula="of:=[$Main.H9]*[.$B9]" office:value-type="float" office:value="0" calcext:value-type="float">
            <text:p>0,000000</text:p>
          </table:table-cell>
          <table:table-cell table:formula="of:=[$Main.I9]*[.$B9]" office:value-type="float" office:value="0.130658" calcext:value-type="float">
            <text:p>0,130658</text:p>
          </table:table-cell>
          <table:table-cell table:formula="of:=[$Main.J9]*[.$B9]" office:value-type="float" office:value="0" calcext:value-type="float">
            <text:p>0,000000</text:p>
          </table:table-cell>
        </table:table-row>
        <table:table-row table:style-name="ro1">
          <table:table-cell/>
          <table:table-cell table:formula="of:=[$Main.K10]" office:value-type="float" office:value="0.119486" calcext:value-type="float">
            <text:p>0,119486</text:p>
          </table:table-cell>
          <table:table-cell table:formula="of:=[$Main.B10]*[.$B10]" office:value-type="float" office:value="0" calcext:value-type="float">
            <text:p>0,000000</text:p>
          </table:table-cell>
          <table:table-cell table:formula="of:=[$Main.C10]*[.$B10]" office:value-type="float" office:value="0.119486" calcext:value-type="float">
            <text:p>0,119486</text:p>
          </table:table-cell>
          <table:table-cell table:formula="of:=[$Main.D10]*[.$B10]" office:value-type="float" office:value="0.119486" calcext:value-type="float">
            <text:p>0,119486</text:p>
          </table:table-cell>
          <table:table-cell table:formula="of:=[$Main.E10]*[.$B10]" office:value-type="float" office:value="0" calcext:value-type="float">
            <text:p>0,000000</text:p>
          </table:table-cell>
          <table:table-cell table:formula="of:=[$Main.F10]*[.$B10]" office:value-type="float" office:value="0" calcext:value-type="float">
            <text:p>0,000000</text:p>
          </table:table-cell>
          <table:table-cell table:formula="of:=[$Main.G10]*[.$B10]" office:value-type="float" office:value="0.119486" calcext:value-type="float">
            <text:p>0,119486</text:p>
          </table:table-cell>
          <table:table-cell table:formula="of:=[$Main.H10]*[.$B10]" office:value-type="float" office:value="0.119486" calcext:value-type="float">
            <text:p>0,119486</text:p>
          </table:table-cell>
          <table:table-cell table:formula="of:=[$Main.I10]*[.$B10]" office:value-type="float" office:value="0" calcext:value-type="float">
            <text:p>0,000000</text:p>
          </table:table-cell>
          <table:table-cell table:formula="of:=[$Main.J10]*[.$B10]" office:value-type="float" office:value="0" calcext:value-type="float">
            <text:p>0,000000</text:p>
          </table:table-cell>
        </table:table-row>
        <table:table-row table:style-name="ro1">
          <table:table-cell/>
          <table:table-cell table:formula="of:=[$Main.K11]" office:value-type="float" office:value="0.119165" calcext:value-type="float">
            <text:p>0,119165</text:p>
          </table:table-cell>
          <table:table-cell table:formula="of:=[$Main.B11]*[.$B11]" office:value-type="float" office:value="0.119165" calcext:value-type="float">
            <text:p>0,119165</text:p>
          </table:table-cell>
          <table:table-cell table:formula="of:=[$Main.C11]*[.$B11]" office:value-type="float" office:value="0.119165" calcext:value-type="float">
            <text:p>0,119165</text:p>
          </table:table-cell>
          <table:table-cell table:formula="of:=[$Main.D11]*[.$B11]" office:value-type="float" office:value="0" calcext:value-type="float">
            <text:p>0,000000</text:p>
          </table:table-cell>
          <table:table-cell table:formula="of:=[$Main.E11]*[.$B11]" office:value-type="float" office:value="0" calcext:value-type="float">
            <text:p>0,000000</text:p>
          </table:table-cell>
          <table:table-cell table:formula="of:=[$Main.F11]*[.$B11]" office:value-type="float" office:value="0" calcext:value-type="float">
            <text:p>0,000000</text:p>
          </table:table-cell>
          <table:table-cell table:formula="of:=[$Main.G11]*[.$B11]" office:value-type="float" office:value="0.119165" calcext:value-type="float">
            <text:p>0,119165</text:p>
          </table:table-cell>
          <table:table-cell table:formula="of:=[$Main.H11]*[.$B11]" office:value-type="float" office:value="0" calcext:value-type="float">
            <text:p>0,000000</text:p>
          </table:table-cell>
          <table:table-cell table:formula="of:=[$Main.I11]*[.$B11]" office:value-type="float" office:value="0" calcext:value-type="float">
            <text:p>0,000000</text:p>
          </table:table-cell>
          <table:table-cell table:formula="of:=[$Main.J11]*[.$B11]" office:value-type="float" office:value="0.119165" calcext:value-type="float">
            <text:p>0,119165</text:p>
          </table:table-cell>
        </table:table-row>
        <table:table-row table:style-name="ro1">
          <table:table-cell/>
          <table:table-cell table:formula="of:=[$Main.K12]" office:value-type="float" office:value="0.113329" calcext:value-type="float">
            <text:p>0,113329</text:p>
          </table:table-cell>
          <table:table-cell table:formula="of:=[$Main.B12]*[.$B12]" office:value-type="float" office:value="0.113329" calcext:value-type="float">
            <text:p>0,113329</text:p>
          </table:table-cell>
          <table:table-cell table:formula="of:=[$Main.C12]*[.$B12]" office:value-type="float" office:value="0.113329" calcext:value-type="float">
            <text:p>0,113329</text:p>
          </table:table-cell>
          <table:table-cell table:formula="of:=[$Main.D12]*[.$B12]" office:value-type="float" office:value="0.113329" calcext:value-type="float">
            <text:p>0,113329</text:p>
          </table:table-cell>
          <table:table-cell table:formula="of:=[$Main.E12]*[.$B12]" office:value-type="float" office:value="0" calcext:value-type="float">
            <text:p>0,000000</text:p>
          </table:table-cell>
          <table:table-cell table:formula="of:=[$Main.F12]*[.$B12]" office:value-type="float" office:value="0" calcext:value-type="float">
            <text:p>0,000000</text:p>
          </table:table-cell>
          <table:table-cell table:formula="of:=[$Main.G12]*[.$B12]" office:value-type="float" office:value="0.113329" calcext:value-type="float">
            <text:p>0,113329</text:p>
          </table:table-cell>
          <table:table-cell table:formula="of:=[$Main.H12]*[.$B12]" office:value-type="float" office:value="0" calcext:value-type="float">
            <text:p>0,000000</text:p>
          </table:table-cell>
          <table:table-cell table:formula="of:=[$Main.I12]*[.$B12]" office:value-type="float" office:value="0" calcext:value-type="float">
            <text:p>0,000000</text:p>
          </table:table-cell>
          <table:table-cell table:formula="of:=[$Main.J12]*[.$B12]" office:value-type="float" office:value="0" calcext:value-type="float">
            <text:p>0,00000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:.B12])" office:value-type="float" office:value="1.47448" calcext:value-type="float">
            <text:p>1,474480</text:p>
          </table:table-cell>
          <table:table-cell table:formula="of:=SUM([.C3:.C12])" office:value-type="float" office:value="0.658518" calcext:value-type="float">
            <text:p>0,658518</text:p>
          </table:table-cell>
          <table:table-cell table:formula="of:=SUM([.D3:.D12])" office:value-type="float" office:value="1.47448" calcext:value-type="float">
            <text:p>1,474480</text:p>
          </table:table-cell>
          <table:table-cell table:formula="of:=SUM([.E3:.E12])" office:value-type="float" office:value="0.697149" calcext:value-type="float">
            <text:p>0,697149</text:p>
          </table:table-cell>
          <table:table-cell table:formula="of:=SUM([.F3:.F12])" office:value-type="float" office:value="0.63433" calcext:value-type="float">
            <text:p>0,634330</text:p>
          </table:table-cell>
          <table:table-cell table:formula="of:=SUM([.G3:.G12])" office:value-type="float" office:value="0" calcext:value-type="float">
            <text:p>0,000000</text:p>
          </table:table-cell>
          <table:table-cell table:formula="of:=SUM([.H3:.H12])" office:value-type="float" office:value="1.47448" calcext:value-type="float">
            <text:p>1,474480</text:p>
          </table:table-cell>
          <table:table-cell table:formula="of:=SUM([.I3:.I12])" office:value-type="float" office:value="0.119486" calcext:value-type="float">
            <text:p>0,119486</text:p>
          </table:table-cell>
          <table:table-cell table:formula="of:=SUM([.J3:.J12])" office:value-type="float" office:value="0.130658" calcext:value-type="float">
            <text:p>0,130658</text:p>
          </table:table-cell>
          <table:table-cell table:formula="of:=SUM([.K3:.K12])" office:value-type="float" office:value="0.476677" calcext:value-type="float">
            <text:p>0,476677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Averages</text:p>
          </table:table-cell>
          <table:covered-table-cell table:style-name="Default"/>
          <table:table-cell table:style-name="ce13" table:formula="of:=[.C13]/[.$B$13]" office:value-type="float" office:value="0.446610330421572" calcext:value-type="float">
            <text:p>0,446610</text:p>
          </table:table-cell>
          <table:table-cell table:style-name="ce13" table:formula="of:=[.D13]/[.$B$13]" office:value-type="float" office:value="1" calcext:value-type="float">
            <text:p>1,000000</text:p>
          </table:table-cell>
          <table:table-cell table:style-name="ce13" table:formula="of:=[.E13]/[.$B$13]" office:value-type="float" office:value="0.472810075416418" calcext:value-type="float">
            <text:p>0,472810</text:p>
          </table:table-cell>
          <table:table-cell table:style-name="ce13" table:formula="of:=[.F13]/[.$B$13]" office:value-type="float" office:value="0.430205903098041" calcext:value-type="float">
            <text:p>0,430206</text:p>
          </table:table-cell>
          <table:table-cell table:style-name="ce13" table:formula="of:=[.G13]/[.$B$13]" office:value-type="float" office:value="0" calcext:value-type="float">
            <text:p>0,000000</text:p>
          </table:table-cell>
          <table:table-cell table:style-name="ce13" table:formula="of:=[.H13]/[.$B$13]" office:value-type="float" office:value="1" calcext:value-type="float">
            <text:p>1,000000</text:p>
          </table:table-cell>
          <table:table-cell table:style-name="ce13" table:formula="of:=[.I13]/[.$B$13]" office:value-type="float" office:value="0.0810360262601053" calcext:value-type="float">
            <text:p>0,081036</text:p>
          </table:table-cell>
          <table:table-cell table:style-name="ce13" table:formula="of:=[.J13]/[.$B$13]" office:value-type="float" office:value="0.0886129347295318" calcext:value-type="float">
            <text:p>0,088613</text:p>
          </table:table-cell>
          <table:table-cell table:style-name="ce13" table:formula="of:=[.K13]/[.$B$13]" office:value-type="float" office:value="0.323284819054853" calcext:value-type="float">
            <text:p>0,323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2:47:10.734080797</meta:creation-date>
    <dc:date>2018-04-24T13:23:42.373405023</dc:date>
    <meta:editing-duration>PT36M27S</meta:editing-duration>
    <meta:editing-cycles>10</meta:editing-cycles>
    <meta:generator>LibreOffice/5.4.1.2$Linux_X86_64 LibreOffice_project/ea7cb86e6eeb2bf3a5af73a8f7777ac570321527</meta:generator>
    <meta:document-statistic meta:table-count="2" meta:cell-count="296" meta:object-count="0"/>
  </office:meta>
</office:document-meta>
</file>